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Inter" svg:font-family="Inter, sans-serif"/>
    <style:font-face style:name="Lexend Deca" svg:font-family="'Lexend Deca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sh" svg:font-family="Mulish, sans-serif"/>
    <style:font-face style:name="NSimSun" svg:font-family="NSimSun" style:font-family-generic="system" style:font-pitch="variable"/>
    <style:font-face style:name="OpenSansRegular" svg:font-family="OpenSansRegular, Arial, Helvetica, sans-serif"/>
    <style:font-face style:name="OpenSymbol" svg:font-family="OpenSymbol" style:font-charset="x-symbol"/>
    <style:font-face style:name="Roboto" svg:font-family="Roboto, Helvetica, sans-serif"/>
    <style:font-face style:name="apple-system" svg:font-family="apple-system, Roboto, SegoeUI, 'Segoe UI', 'Helvetica Neue', Helvetica, 'Microsoft YaHei', 'Meiryo UI', Meiryo, 'Arial Unicode MS', sans-serif"/>
    <style:font-face style:name="var e-global-typography-5d167aa-font-family" svg:font-family="'var e-global-typography-5d167aa-font-family'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119cm" fo:margin-left="-0.148cm" table:align="left"/>
    </style:style>
    <style:style style:name="Tabla2.A" style:family="table-column">
      <style:table-column-properties style:column-width="17.119cm"/>
    </style:style>
    <style:style style:name="Tabla2.A1" style:family="table-cell">
      <style:table-cell-properties fo:padding="0.097cm" fo:border="0.5pt solid #000000"/>
    </style:style>
    <style:style style:name="P1" style:family="paragraph" style:parent-style-name="Heading_20_2" style:list-style-name="L2">
      <style:text-properties fo:font-variant="normal" fo:text-transform="none" fo:color="#5983b0" loext:opacity="100%" style:font-name="var e-global-typography-5d167aa-font-family" fo:font-size="12pt" fo:font-style="normal" style:text-underline-style="none" fo:font-weight="normal" officeooo:rsid="00154025" officeooo:paragraph-rsid="00154025" style:font-size-asian="12pt" style:font-size-complex="12pt"/>
    </style:style>
    <style:style style:name="P2" style:family="paragraph" style:parent-style-name="Heading_20_2" style:list-style-name="L2">
      <style:text-properties fo:font-variant="normal" fo:text-transform="none" fo:color="#5983b0" loext:opacity="100%" style:font-name="var e-global-typography-5d167aa-font-family" fo:font-size="12pt" fo:font-style="normal" style:text-underline-style="none" fo:font-weight="bold" officeooo:rsid="00154025" officeooo:paragraph-rsid="00154025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154025" officeooo:paragraph-rsid="00154025"/>
    </style:style>
    <style:style style:name="P4" style:family="paragraph" style:parent-style-name="Standard" style:list-style-name="L1">
      <style:text-properties officeooo:rsid="00154025" officeooo:paragraph-rsid="00154025"/>
    </style:style>
    <style:style style:name="P5" style:family="paragraph" style:parent-style-name="Standard">
      <style:paragraph-properties fo:text-align="center" style:justify-single-word="false"/>
      <style:text-properties officeooo:rsid="00154025" officeooo:paragraph-rsid="00154025"/>
    </style:style>
    <style:style style:name="P6" style:family="paragraph" style:parent-style-name="Standard" style:list-style-name="L3">
      <style:text-properties officeooo:rsid="00154025" officeooo:paragraph-rsid="00154025"/>
    </style:style>
    <style:style style:name="P7" style:family="paragraph" style:parent-style-name="Standard" style:list-style-name="L1">
      <style:text-properties officeooo:paragraph-rsid="00154025"/>
    </style:style>
    <style:style style:name="P8" style:family="paragraph" style:parent-style-name="Standard">
      <style:text-properties fo:font-size="24pt" officeooo:rsid="00154025" officeooo:paragraph-rsid="00154025" style:font-size-asian="24pt" style:font-size-complex="24pt"/>
    </style:style>
    <style:style style:name="P9" style:family="paragraph" style:parent-style-name="Standard">
      <style:text-properties fo:font-size="24pt" style:text-underline-style="solid" style:text-underline-width="auto" style:text-underline-color="font-color" officeooo:rsid="00154025" officeooo:paragraph-rsid="00154025" style:font-size-asian="24pt" style:font-size-complex="24pt"/>
    </style:style>
    <style:style style:name="P10" style:family="paragraph" style:parent-style-name="Standard">
      <style:text-properties fo:font-size="24pt" style:text-underline-style="solid" style:text-underline-width="auto" style:text-underline-color="font-color" officeooo:rsid="00154025" officeooo:paragraph-rsid="00163f23" style:font-size-asian="24pt" style:font-size-complex="24pt"/>
    </style:style>
    <style:style style:name="P11" style:family="paragraph" style:parent-style-name="Standard">
      <style:text-properties officeooo:paragraph-rsid="00154025"/>
    </style:style>
    <style:style style:name="P12" style:family="paragraph" style:parent-style-name="Standard" style:list-style-name="L3">
      <style:text-properties fo:font-size="12pt" style:text-underline-style="solid" style:text-underline-width="auto" style:text-underline-color="font-color" officeooo:rsid="00154025" officeooo:paragraph-rsid="00154025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54025" officeooo:paragraph-rsid="00163f23" style:font-size-asian="12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63f23" officeooo:paragraph-rsid="00163f23" style:font-size-asian="12pt" style:font-size-complex="12pt"/>
    </style:style>
    <style:style style:name="P15" style:family="paragraph" style:parent-style-name="Standard">
      <style:text-properties fo:font-size="12pt" style:text-underline-style="none" officeooo:rsid="00154025" officeooo:paragraph-rsid="00154025" style:font-size-asian="12pt" style:font-size-complex="12pt"/>
    </style:style>
    <style:style style:name="P16" style:family="paragraph" style:parent-style-name="Standard">
      <style:text-properties fo:color="#5983b0" loext:opacity="100%" fo:font-size="12pt" style:text-underline-style="none" officeooo:rsid="00154025" officeooo:paragraph-rsid="00154025" style:font-size-asian="12pt" style:font-size-complex="12pt"/>
    </style:style>
    <style:style style:name="P17" style:family="paragraph" style:parent-style-name="Standard" style:list-style-name="L3">
      <style:text-properties officeooo:paragraph-rsid="00154025"/>
    </style:style>
    <style:style style:name="P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83b0" loext:opacity="100%" style:font-name="Inter" fo:font-size="11.25pt" fo:letter-spacing="normal" fo:font-style="normal" fo:font-weight="normal"/>
    </style:style>
    <style:style style:name="T1" style:family="text">
      <style:text-properties officeooo:rsid="00154025"/>
    </style:style>
    <style:style style:name="T2" style:family="text">
      <style:text-properties fo:font-variant="normal" fo:text-transform="none" fo:color="#111111" loext:opacity="100%" fo:letter-spacing="normal"/>
    </style:style>
    <style:style style:name="T3" style:family="text">
      <style:text-properties fo:font-variant="normal" fo:text-transform="none" fo:color="#5983b0" loext:opacity="100%" style:font-name="Roboto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5983b0" loext:opacity="100%" style:font-name="Mulis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5983b0" loext:opacity="100%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5983b0" loext:opacity="100%" fo:letter-spacing="normal"/>
    </style:style>
    <style:style style:name="T7" style:family="text">
      <style:text-properties fo:font-variant="normal" fo:text-transform="none" fo:color="#5983b0" loext:opacity="100%" style:font-name="OpenSansRegular" fo:font-size="10.5pt" fo:letter-spacing="normal" fo:font-style="normal" fo:font-weight="normal"/>
    </style:style>
    <style:style style:name="T8" style:family="text">
      <style:text-properties fo:font-variant="normal" fo:text-transform="none" fo:color="#2e475d" loext:opacity="100%" style:font-name="Lexend Deca" fo:font-size="12pt" fo:letter-spacing="normal" fo:font-style="normal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5983b0" loext:opacity="100%"/>
    </style:style>
    <style:style style:name="T11" style:family="text">
      <style:text-properties fo:color="#5983b0" loext:opacity="100%" fo:font-size="12pt" style:font-size-asian="12pt" style:font-size-complex="12pt"/>
    </style:style>
    <style:style style:name="T12" style:family="text">
      <style:text-properties fo:color="#5983b0" loext:opacity="100%" style:text-underline-style="none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63f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tividad 1.1</text:p>
      <text:p text:style-name="P8"/>
      <text:list text:style-name="L1">
        <text:list-item>
          <text:p text:style-name="P7"><text:span text:style-name="T1">Modelo en cascada:</text:span><text:span text:style-name="Strong_20_Emphasis"><text:span text:style-name="T3">consiste en ordenar de forma lineal las distintas etapas que debes de seguir al momento de desarrollar tu software.</text:span></text:span></text:p>
        </text:list-item>
        <text:list-item>
          <text:p text:style-name="P7"><text:span text:style-name="T1">Modelo iterativo:</text:span><text:span text:style-name="T4">Su objetivo primordial es que puedan ser ejecutadas en repetidas ocasiones.</text:span><text:span text:style-name="T11"> </text:span></text:p>
        </text:list-item>
        <text:list-item>
          <text:p text:style-name="P4">Modelo de desarrollo incremental:<text:span text:style-name="Strong_20_Emphasis"><text:span text:style-name="T5">descompone un proyecto en una sucesión de agregados denominados</text:span></text:span><text:span text:style-name="T6"> </text:span><text:span text:style-name="T5">incrementos. Estos agregados conforman un fragmento de la funcionalidad total del producto.</text:span><text:span text:style-name="T10"> </text:span></text:p>
        </text:list-item>
        <text:list-item>
          <text:p text:style-name="P7"><text:span text:style-name="T1">Modelo en espiral:</text:span><text:span text:style-name="Strong_20_Emphasis"><text:span text:style-name="T2"> </text:span></text:span><text:span text:style-name="Strong_20_Emphasis"><text:span text:style-name="T7">se debe repetir tantas veces como sea necesario hasta alcanzar el objetivo.</text:span></text:span><text:span text:style-name="Strong_20_Emphasis"><text:span text:style-name="T6"> </text:span></text:span></text:p>
        </text:list-item>
        <text:list-item>
          <text:p text:style-name="P7"><text:span text:style-name="T1">Modelo de prototipos:</text:span><text:a xlink:type="simple" xlink:href="https://www.bing.com/ck/a?!&amp;&amp;p=9c47ada48e9511f4JmltdHM9MTY5NTc3MjgwMCZpZ3VpZD0xNGYxYjA5Yi1iOTg2LTY4YjQtMDE5ZS1hMzAyYjhjMTY5OTAmaW5zaWQ9NTc1MQ&amp;ptn=3&amp;hsh=3&amp;fclid=14f1b09b-b986-68b4-019e-a302b8c16990&amp;psq=definicion+de+modelo+en+prototipos.&amp;u=a1aHR0cHM6Ly9zYXVscm9tYW5qaW1lbmV6LmNvbS9xdWUtcHJvdG90aXBvLXNpcnZlLWVqZW1wbG9zLw&amp;ntb=1" office:target-frame-name="_blank" xlink:show="new" text:style-name="Internet_20_link" text:visited-style-name="Visited_20_Internet_20_Link"><text:span text:style-name="Strong_20_Emphasis"><text:span text:style-name="T12">en crear versiones preliminares del producto para probar su diseño, funcionalidad y usabilidad</text:span></text:span></text:a><text:span text:style-name="T12"> </text:span></text:p>
        </text:list-item>
      </text:list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Completa la información de la Actividad 1.1 con información acerca de los modelos de desarrollo ágiles.  </text:p>
            <text:p text:style-name="P3">Busca las diferencias entre los conceptos UI y UX en el desarrollo de una aplicación web. </text:p>
          </table:table-cell>
        </table:table-row>
      </table:table>
      <text:p text:style-name="P5"/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9">USER EXPERIENCEUSER INTERFACE </text:p>
          </table:table-cell>
          <table:table-cell table:style-name="Tabla1.B1" office:value-type="string">
            <text:p text:style-name="P19">USER EXPERIENCEUSER INTERFACE </text:p>
          </table:table-cell>
        </table:table-row>
        <table:table-row>
          <table:table-cell table:style-name="Tabla1.A2" office:value-type="string">
            <text:p text:style-name="P18"><text:span text:style-name="T8">Se enfoca en aspectos funcionales que permiten que la experiencia del usuario sea óptima, como el árbol de navegación de un sitio web.</text:span> </text:p>
          </table:table-cell>
          <table:table-cell table:style-name="Tabla1.B2" office:value-type="string">
            <text:p text:style-name="P18"><text:span text:style-name="T8">Se enfoca en aspectos estéticos de una interfaz: colores, tipografía, botones, etc.</text:span> </text:p>
          </table:table-cell>
        </table:table-row>
        <table:table-row>
          <table:table-cell table:style-name="Tabla1.A2" office:value-type="string">
            <text:p text:style-name="P18"><text:span text:style-name="T8">Diseña la experiencia total que se produce cuando el usuario interactúa con el producto o servicio.</text:span> </text:p>
          </table:table-cell>
          <table:table-cell table:style-name="Tabla1.B2" office:value-type="string">
            <text:p text:style-name="P18"><text:span text:style-name="T8">Se enfoca especialmente en los puntos de acceso a un producto digital.</text:span> </text:p>
          </table:table-cell>
        </table:table-row>
        <table:table-row>
          <table:table-cell table:style-name="Tabla1.A2" office:value-type="string">
            <text:p text:style-name="P18"><text:span text:style-name="T8">UX es un concepto que engloba todo el producto o servicio.</text:span> </text:p>
          </table:table-cell>
          <table:table-cell table:style-name="Tabla1.B2" office:value-type="string">
            <text:p text:style-name="P18"><text:span text:style-name="T8">UI solo comprende la interfaz visual de un producto o servicio.</text:span> </text:p>
          </table:table-cell>
        </table:table-row>
      </table:table>
      <text:p text:style-name="P9"/>
      <text:p text:style-name="P9">Actividad 1.2</text:p>
      <text:p text:style-name="P9"/>
      <text:p text:style-name="P15">Framekors javaScript:</text:p>
      <text:list xml:id="list738177069" text:style-name="L2">
        <text:list-item>
          <text:h text:style-name="P2" text:outline-level="2">Aurelia</text:h>
        </text:list-item>
      </text:list>
      <text:p text:style-name="P20">El framework Aurelia para Javascript utiliza un patrón modelo-vista-aplicación para construir aplicaciones. Las aplicaciones vista-modelo se componen de dos componentes principales: una vista y un modelo. Están conectados por la vinculación, donde cada fragmento de la vista desencadena una llamada a un método en la vista-modelo. Además, Aurelia utiliza la inyección de dependencia para crear automáticamente instancias de modelos de vista. Definir las clases de servicio y las dependencias del marco en tiempo de ejecución.<text:span text:style-name="T10"/></text:p>
      <text:list xml:id="list193701065948116" text:continue-numbering="true" text:style-name="L2">
        <text:list-item>
          <text:list>
            <text:list-item>
              <text:h text:style-name="P1" text:outline-level="2"><text:soft-page-break/>Angular</text:h>
            </text:list-item>
          </text:list>
        </text:list-item>
      </text:list>
      <text:p text:style-name="P20">AngularJS es un framework que extiende el HTML para crear aplicaciones web dinámicas. Su gran comunidad y el soporte de Google lo convierten en una buena opción tanto para aplicaciones de producción a gran escala como para proyectos de prototipado rápido. Estas son algunas de sus principales características. El framework no sólo es extensible, sino también <text:span text:style-name="T14">rápido</text:span>. Necesitarás mucho tiempo para aprenderlo y familiarizarte con los conceptos antes de empezar a utilizarlo.</text:p>
      <text:list xml:id="list193703141770503" text:continue-numbering="true" text:style-name="L2">
        <text:list-item>
          <text:list>
            <text:list-item>
              <text:h text:style-name="P1" text:outline-level="2">Bootstrap</text:h>
            </text:list-item>
          </text:list>
        </text:list-item>
      </text:list>
      <text:p text:style-name="P20">Crear sitios web con capacidad de respuesta utilizando Bootstrap es más <text:span text:style-name="T9">fácil</text:span> que nunca, gracias al sistema de cuadrícula flexible de Framerwork. Puedes elegir entre formas horizontales o en línea, y tu contenido se organiza automáticamente en columnas y filas en función del tamaño de la ventana del navegador. <text:span text:style-name="T13">Para que tu sitio web sea </text:span><text:span text:style-name="T14">apto para móviles</text:span><text:span text:style-name="T13">, asegúrate de guardar el documento y hacer doble clic para verlo. Asegúrese de actualizar la página después de guardarla para ver los cambios.</text:span></text:p>
      <text:p text:style-name="P16"/>
      <text:p text:style-name="P16"/>
      <text:p text:style-name="P9">Actividad 1.3</text:p>
      <text:p text:style-name="P9"/>
      <text:list xml:id="list76999177" text:style-name="L3">
        <text:list-item>
          <text:p text:style-name="P12"/>
          <text:list>
            <text:list-item>
              <text:p text:style-name="P12">boostrap</text:p>
            </text:list-item>
            <text:list-item>
              <text:p text:style-name="P6">UX</text:p>
            </text:list-item>
            <text:list-item>
              <text:p text:style-name="P17">Modelo en cascada</text:p>
            </text:list-item>
            <text:list-item>
              <text:p text:style-name="P12"/>
            </text:list-item>
          </text:list>
        </text:list-item>
        <text:list-item>
          <text:p text:style-name="P12"/>
          <text:list>
            <text:list-item>
              <text:p text:style-name="P12">Angular</text:p>
            </text:list-item>
            <text:list-item>
              <text:p text:style-name="P6">UI </text:p>
            </text:list-item>
            <text:list-item>
              <text:p text:style-name="P6">Modelo de desarrollo incremental</text:p>
            </text:list-item>
          </text:list>
        </text:list-item>
        <text:list-item>
          <text:p text:style-name="P6">c</text:p>
          <text:list>
            <text:list-item>
              <text:p text:style-name="P12">boostrap</text:p>
            </text:list-item>
            <text:list-item>
              <text:p text:style-name="P6">UX</text:p>
            </text:list-item>
            <text:list-item>
              <text:p text:style-name="P17"><text:span text:style-name="T1">Modelo de prototipos:</text:span></text:p>
            </text:list-item>
          </text:list>
        </text:list-item>
      </text:list>
      <text:p text:style-name="P11"/>
      <text:p text:style-name="P10">Actividad 1.<text:span text:style-name="T15">14</text:span></text:p>
      <text:p text:style-name="P13"/>
      <text:p text:style-name="P14">¿Por que es esto tan importante?</text:p>
      <text:p text:style-name="P14">¿Solo no hacer esperar al usuario?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Inter" svg:font-family="Inter, sans-serif"/>
    <style:font-face style:name="Lexend Deca" svg:font-family="'Lexend Deca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sh" svg:font-family="Mulish, sans-serif"/>
    <style:font-face style:name="NSimSun" svg:font-family="NSimSun" style:font-family-generic="system" style:font-pitch="variable"/>
    <style:font-face style:name="OpenSansRegular" svg:font-family="OpenSansRegular, Arial, Helvetica, sans-serif"/>
    <style:font-face style:name="OpenSymbol" svg:font-family="OpenSymbol" style:font-charset="x-symbol"/>
    <style:font-face style:name="Roboto" svg:font-family="Roboto, Helvetica, sans-serif"/>
    <style:font-face style:name="apple-system" svg:font-family="apple-system, Roboto, SegoeUI, 'Segoe UI', 'Helvetica Neue', Helvetica, 'Microsoft YaHei', 'Meiryo UI', Meiryo, 'Arial Unicode MS', sans-serif"/>
    <style:font-face style:name="var e-global-typography-5d167aa-font-family" svg:font-family="'var e-global-typography-5d167aa-font-family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8:57:41.682000000</meta:creation-date>
    <dc:date>2023-09-27T19:37:00.925000000</dc:date>
    <meta:editing-duration>PT39M21S</meta:editing-duration>
    <meta:editing-cycles>2</meta:editing-cycles>
    <meta:generator>LibreOffice/7.5.4.2$Windows_X86_64 LibreOffice_project/36ccfdc35048b057fd9854c757a8b67ec53977b6</meta:generator>
    <meta:document-statistic meta:table-count="2" meta:image-count="0" meta:object-count="0" meta:page-count="2" meta:paragraph-count="41" meta:word-count="502" meta:character-count="3189" meta:non-whitespace-character-count="2731"/>
  </office:meta>
</office:document-meta>
</file>